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D0000001DFDCC4D2EE25D3C2D.png" manifest:media-type="image/png"/>
  <manifest:file-entry manifest:full-path="Pictures/100002010000023D0000001D9C4C147312B1A31C.png" manifest:media-type="image/png"/>
  <manifest:file-entry manifest:full-path="Pictures/10000201000002460000002C16855B73AE0C2E1E.png" manifest:media-type="image/png"/>
  <manifest:file-entry manifest:full-path="Pictures/10000201000002490000001FEB9727E274AD97BF.png" manifest:media-type="image/png"/>
  <manifest:file-entry manifest:full-path="Pictures/100002010000024D0000001FE9C206F72FB65CAD.png" manifest:media-type="image/png"/>
  <manifest:file-entry manifest:full-path="Pictures/100002010000025A0000001FACF07D82D680177A.png" manifest:media-type="image/png"/>
  <manifest:file-entry manifest:full-path="Pictures/10000201000002370000001E229743FE1DFE9191.png" manifest:media-type="image/png"/>
  <manifest:file-entry manifest:full-path="Pictures/10000201000002450000001EE8C13289F9206D0A.png" manifest:media-type="image/png"/>
  <manifest:file-entry manifest:full-path="Pictures/100002010000023D0000002C7CD2C1F4F38ADFE1.png" manifest:media-type="image/png"/>
  <manifest:file-entry manifest:full-path="Pictures/100002010000024A0000002D9D4CB781E2EF1C86.png" manifest:media-type="image/png"/>
  <manifest:file-entry manifest:full-path="Pictures/100002010000024A0000001FEBCE253E968EC927.png" manifest:media-type="image/png"/>
  <manifest:file-entry manifest:full-path="Pictures/10000201000002530000001DAF9753E16D0D9870.png" manifest:media-type="image/png"/>
  <manifest:file-entry manifest:full-path="Pictures/100002010000025E0000001F6FBFA6A636493E35.png" manifest:media-type="image/png"/>
  <manifest:file-entry manifest:full-path="Pictures/10000201000002590000001F3B17D42E42B784AF.png" manifest:media-type="image/png"/>
  <manifest:file-entry manifest:full-path="Pictures/100002010000023D0000001D07DE085F5447E7A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text-position="super 58%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0" style:family="paragraph" style:parent-style-name="Standard" style:list-style-name="WWNum5">
      <style:paragraph-properties fo:margin-top="0in" fo:margin-bottom="0in" loext:contextual-spacing="true"/>
    </style:style>
    <style:style style:name="P11" style:family="paragraph" style:parent-style-name="Standard" style:list-style-name="WWNum1">
      <style:paragraph-properties fo:margin-top="0in" fo:margin-bottom="0in" loext:contextual-spacing="true"/>
    </style:style>
    <style:style style:name="P12" style:family="paragraph" style:parent-style-name="Standard" style:list-style-name="WWNum4">
      <style:paragraph-properties fo:margin-top="0in" fo:margin-bottom="0in" loext:contextual-spacing="true"/>
    </style:style>
    <style:style style:name="P13" style:family="paragraph" style:parent-style-name="Standard" style:list-style-name="WWNum5">
      <style:paragraph-properties fo:margin-left="1in" fo:margin-right="0in" fo:margin-top="0in" fo:margin-bottom="0in" loext:contextual-spacing="true" fo:text-indent="-0.25in" style:auto-text-indent="false"/>
    </style:style>
    <style:style style:name="P14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</style:style>
    <style:style style:name="P16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17" style:family="paragraph" style:parent-style-name="Standard" style:list-style-name="WWNum4">
      <style:paragraph-properties fo:margin-left="1in" fo:margin-right="0in" fo:margin-top="0in" fo:margin-bottom="0in" loext:contextual-spacing="true" fo:text-indent="-0.25in" style:auto-text-indent="false"/>
    </style:style>
    <style:style style:name="P18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19" style:family="paragraph" style:parent-style-name="Standard">
      <style:paragraph-properties fo:margin-left="0.5in" fo:margin-right="0in" fo:margin-top="0in" fo:margin-bottom="0in" loext:contextual-spacing="false" fo:text-align="center" style:justify-single-word="false" fo:text-indent="0.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21" style:family="paragraph" style:parent-style-name="Heading_20_2">
      <style:paragraph-properties fo:margin-top="0in" fo:margin-bottom="0in" loext:contextual-spacing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 <text:tab/> <text:tab/></text:p>
      <text:p text:style-name="P2"><text:span text:style-name="T1">DOCUMENTAÇÃO</text:span></text:p>
      <text:p text:style-name="P1"><text:span text:style-name="T2">Desenvolvedores: Lucas Silva e Nicacio Arruda</text:span></text:p>
      <text:p text:style-name="P1"><text:span text:style-name="T2">Sistema Operacional: Linux/Debian</text:span></text:p>
      <text:p text:style-name="P1"><text:span text:style-name="T2">Ambiente de desenvolvimento: gcc(4.9.2)</text:span></text:p>
      <text:p text:style-name="P3"/>
      <text:p text:style-name="P21"><text:bookmark text:name="_80mo8q5lnt09"/>Descrição do programa</text:p>
      <text:p text:style-name="P5">O objetivo do programa é criar uma biblioteca em C que contenha uma função para calcular o seno e o arco seno de um dado ângulo .</text:p>
      <text:p text:style-name="P1"/>
      <text:p text:style-name="P21"><text:bookmark text:name="_qjq365z6phmr"/>Entradas do programa</text:p>
      <text:p text:style-name="P5">As entradas do programa é feita passando parâmetros durante a chamada de execução do mesmo. Devem ser passados dois parâmetros, o que será calculado (seno ou arco seno) e o valor do ângulo em radianos. Os valores válidos para a escolha do que será calculo é <text:span text:style-name="T3">a </text:span>para arco seno e <text:span text:style-name="T3">s</text:span> para seno e para o valor do ângulo deve ser passado um número real.</text:p>
      <text:p text:style-name="P1"/>
      <text:p text:style-name="P21"><text:bookmark text:name="_jf5h2t7hdsu5"/>Saídas do programa</text:p>
      <text:p text:style-name="P5">A saída do programa é o resultado do cálculo escolhido pelo usuário no seguinte formato</text:p>
      <text:p text:style-name="P2">seno (<text:span text:style-name="T3">angulo</text:span>) = <text:span text:style-name="T3">resultado</text:span>,</text:p>
      <text:p text:style-name="P6">para o seno, e</text:p>
      <text:p text:style-name="P2">arc_seno (<text:span text:style-name="T3">seno)</text:span> = <text:span text:style-name="T3">resultado</text:span>,</text:p>
      <text:p text:style-name="P6">para arcoseno.</text:p>
      <text:p text:style-name="P1"/>
      <text:p text:style-name="P21"><text:bookmark text:name="_vzm2zrwrzbe8"/>Observações</text:p>
      <text:p text:style-name="P5">Foi pedido três formas de implementação: usando uma versão estática e dinâmica da biblioteca criada e usando carga sob demanda. Cada solução se encontra nas pastas a, b e c respectivamente. As respostas para os questionamentos sobre o trabalho se encontram ao final deste documento.</text:p>
      <text:p text:style-name="P5">As precisões na saída do programa é de duas casas decimais para o ângulo e de quatro casas para o resultado.</text:p>
      <text:p text:style-name="P21"><text:bookmark text:name="_kxfi6x6kawy5"/>Limitações</text:p>
      <text:p text:style-name="P6"><text:tab/>Caso seja digitado um caracter onde deve ser digitado o ângulo, o resultado é calculado para o ângulo 0 (zero).</text:p>
      <text:p text:style-name="P6"/>
      <text:p text:style-name="P21"><text:bookmark text:name="_o9csjgd62ry1"/><text:soft-page-break/><text:span text:style-name="T2">Instruções</text:span></text:p>
      <text:p text:style-name="P5">Após compilar os arquivos com o comando make, para iniciar a aplicação digite:</text:p>
      <text:p text:style-name="P2">./main -<text:span text:style-name="T3">opcao angulo</text:span></text:p>
      <text:p text:style-name="P1"><text:span text:style-name="T2">Casos de teste</text:span></text:p>
      <text:list xml:id="list3973138943240197338" text:style-name="WWNum5">
        <text:list-item>
          <text:p text:style-name="P10"><text:span text:style-name="T2">Biblioteca estática</text:span></text:p>
          <text:list>
            <text:list-item>
              <text:p text:style-name="P13">Cálculo do seno de 0 (zero)</text:p>
            </text:list-item>
          </text:list>
        </text:list-item>
      </text:list>
      <text:p text:style-name="P18"><draw:frame draw:style-name="fr1" draw:name="image18.png" text:anchor-type="as-char" svg:width="6.1354in" svg:height="0.3228in" draw:z-index="0"><draw:image xlink:href="Pictures/100002010000024D0000001FE9C206F72FB65CAD.png" xlink:type="simple" xlink:show="embed" xlink:actuate="onLoad"/></draw:frame></text:p>
      <text:p text:style-name="P7"><text:span text:style-name="T4">Caso de teste 1.a: cálculo do seno de 0</text:span></text:p>
      <text:list xml:id="list4616069618622449645" text:style-name="WWNum2">
        <text:list-item>
          <text:p text:style-name="P14">Cálculo do seno de 1.57</text:p>
        </text:list-item>
      </text:list>
      <text:p text:style-name="P18"><draw:frame draw:style-name="fr1" draw:name="image21.png" text:anchor-type="as-char" svg:width="6.2681in" svg:height="0.3193in" draw:z-index="0"><draw:image xlink:href="Pictures/100002010000025A0000001FACF07D82D680177A.png" xlink:type="simple" xlink:show="embed" xlink:actuate="onLoad"/></draw:frame></text:p>
      <text:p text:style-name="P7"><text:span text:style-name="T4">Caso de teste 1.b: cálculo do seno de 1.57</text:span></text:p>
      <text:list xml:id="list2461794507257484163" text:style-name="WWNum3">
        <text:list-item>
          <text:p text:style-name="P15">Cálculo do arco seno de 0 (zero)</text:p>
        </text:list-item>
      </text:list>
      <text:p text:style-name="P6"/>
      <text:list xml:id="list191027441825626" text:continue-numbering="true" text:style-name="WWNum3">
        <text:list-item>
          <text:p text:style-name="P15">Cálculo do arco seno de 0.999</text:p>
        </text:list-item>
        <text:list-item>
          <text:p text:style-name="P15">Opção de cálculo inválida</text:p>
        </text:list-item>
      </text:list>
      <text:p text:style-name="P5"><draw:frame draw:style-name="fr1" draw:name="image25.png" text:anchor-type="as-char" svg:width="6.1043in" svg:height="0.4689in" draw:z-index="0"><draw:image xlink:href="Pictures/100002010000024A0000002D9D4CB781E2EF1C86.png" xlink:type="simple" xlink:show="embed" xlink:actuate="onLoad"/></draw:frame></text:p>
      <text:p text:style-name="P7"><text:span text:style-name="T4">Caso de teste 1.e: opção de cálculo inválida</text:span></text:p>
      <text:list xml:id="list191026129095496" text:continue-numbering="true" text:style-name="WWNum3">
        <text:list-item>
          <text:p text:style-name="P15">Ângulo não informado</text:p>
        </text:list-item>
      </text:list>
      <text:p text:style-name="P5"><draw:frame draw:style-name="fr1" draw:name="image22.png" text:anchor-type="as-char" svg:width="5.9063in" svg:height="0.3126in" draw:z-index="0"><draw:image xlink:href="Pictures/10000201000002370000001E229743FE1DFE9191.png" xlink:type="simple" xlink:show="embed" xlink:actuate="onLoad"/></draw:frame></text:p>
      <text:p text:style-name="P7"><text:span text:style-name="T4">Caso de teste 1.f: ângulo não informado</text:span></text:p>
      <text:list xml:id="list191028108161515" text:continue-numbering="true" text:style-name="WWNum3">
        <text:list-item>
          <text:p text:style-name="P15">Caracter informado <text:s/>no lugar do ângulo</text:p>
        </text:list-item>
      </text:list>
      <text:p text:style-name="P5"><draw:frame draw:style-name="fr1" draw:name="image23.png" text:anchor-type="as-char" svg:width="6.052in" svg:height="0.3126in" draw:z-index="0"><draw:image xlink:href="Pictures/10000201000002450000001EE8C13289F9206D0A.png" xlink:type="simple" xlink:show="embed" xlink:actuate="onLoad"/></draw:frame></text:p>
      <text:p text:style-name="P7"><text:span text:style-name="T4">Caso de teste 1.g: caracter informado no lugar do ângulo</text:span></text:p>
      <text:list xml:id="list5865265937420675638" text:style-name="WWNum1">
        <text:list-item>
          <text:p text:style-name="P20"><text:span text:style-name="T2">Biblioteca dinâmica</text:span></text:p>
          <text:list>
            <text:list-item>
              <text:p text:style-name="P16">Cálculo do seno de 0 (zero)</text:p>
            </text:list-item>
          </text:list>
        </text:list-item>
      </text:list>
      <text:p text:style-name="P19"><draw:frame draw:style-name="fr1" draw:name="image20.png" text:anchor-type="as-char" svg:width="6.1043in" svg:height="0.3228in" draw:z-index="0"><draw:image xlink:href="Pictures/100002010000024A0000001FEBCE253E968EC927.png" xlink:type="simple" xlink:show="embed" xlink:actuate="onLoad"/></draw:frame></text:p>
      <text:p text:style-name="P7"><text:soft-page-break/><text:span text:style-name="T4">Caso de teste 2.a: cálculo do seno de 0</text:span></text:p>
      <text:list xml:id="list191026232046841" text:continue-numbering="true" text:style-name="WWNum1">
        <text:list-item>
          <text:list>
            <text:list-item>
              <text:p text:style-name="P16">Cálculo do seno de 1.57</text:p>
            </text:list-item>
          </text:list>
        </text:list-item>
      </text:list>
      <text:p text:style-name="P19"><draw:frame draw:style-name="fr1" draw:name="image16.png" text:anchor-type="as-char" svg:width="6.2681in" svg:height="0.3193in" draw:z-index="0"><draw:image xlink:href="Pictures/100002010000025E0000001F6FBFA6A636493E35.png" xlink:type="simple" xlink:show="embed" xlink:actuate="onLoad"/></draw:frame></text:p>
      <text:p text:style-name="P7"><text:span text:style-name="T4">Caso de teste 2.b: cálculo do seno de 1.57</text:span></text:p>
      <text:list xml:id="list191027702437926" text:continue-numbering="true" text:style-name="WWNum1">
        <text:list-item>
          <text:list>
            <text:list-item>
              <text:p text:style-name="P16">Cálculo do arco seno de 0 (zero)</text:p>
            </text:list-item>
            <text:list-item>
              <text:p text:style-name="P16">Cálculo do arco seno de 0.999</text:p>
            </text:list-item>
            <text:list-item>
              <text:p text:style-name="P16">Opção de cálculo inválida</text:p>
            </text:list-item>
          </text:list>
        </text:list-item>
      </text:list>
      <text:p text:style-name="P5"><draw:frame draw:style-name="fr1" draw:name="image27.png" text:anchor-type="as-char" svg:width="5.9689in" svg:height="0.4583in" draw:z-index="0"><draw:image xlink:href="Pictures/100002010000023D0000002C7CD2C1F4F38ADFE1.png" xlink:type="simple" xlink:show="embed" xlink:actuate="onLoad"/></draw:frame></text:p>
      <text:p text:style-name="P7"><text:span text:style-name="T4">Caso de teste 2.e: opção de cálculo inválida</text:span></text:p>
      <text:list xml:id="list191027047131606" text:continue-numbering="true" text:style-name="WWNum1">
        <text:list-item>
          <text:list>
            <text:list-item>
              <text:p text:style-name="P16">Ângulo não informado</text:p>
            </text:list-item>
          </text:list>
        </text:list-item>
      </text:list>
      <text:p text:style-name="P18"><draw:frame draw:style-name="fr1" draw:name="image29.png" text:anchor-type="as-char" svg:width="5.9689in" svg:height="0.302in" draw:z-index="0"><draw:image xlink:href="Pictures/100002010000023D0000001D07DE085F5447E7A3.png" xlink:type="simple" xlink:show="embed" xlink:actuate="onLoad"/></draw:frame></text:p>
      <text:p text:style-name="P7"><text:span text:style-name="T4">Caso de teste 2.f: ângulo não informado</text:span></text:p>
      <text:list xml:id="list191026825441117" text:continue-numbering="true" text:style-name="WWNum1">
        <text:list-item>
          <text:list>
            <text:list-item>
              <text:p text:style-name="P16">Caracter informado no lugar do ângulo</text:p>
            </text:list-item>
          </text:list>
        </text:list-item>
      </text:list>
      <text:p text:style-name="P5"><draw:frame draw:style-name="fr1" draw:name="image26.png" text:anchor-type="as-char" svg:width="6.198in" svg:height="0.302in" draw:z-index="0"><draw:image xlink:href="Pictures/10000201000002530000001DAF9753E16D0D9870.png" xlink:type="simple" xlink:show="embed" xlink:actuate="onLoad"/></draw:frame></text:p>
      <text:p text:style-name="P7"><text:span text:style-name="T4">Caso de teste 2.g: caracter informado no lugar do ângulo</text:span></text:p>
      <text:p text:style-name="P8"/>
      <text:list xml:id="list191026666877820" text:continue-numbering="true" text:style-name="WWNum1">
        <text:list-item>
          <text:p text:style-name="P11"><text:span text:style-name="T2">Carga sobre demanda</text:span></text:p>
          <text:list>
            <text:list-item>
              <text:p text:style-name="P16">Cálculo do seno de 0 (zero)</text:p>
            </text:list-item>
          </text:list>
        </text:list-item>
      </text:list>
      <text:p text:style-name="P19"><draw:frame draw:style-name="fr1" draw:name="image24.png" text:anchor-type="as-char" svg:width="6.0937in" svg:height="0.3228in" draw:z-index="0"><draw:image xlink:href="Pictures/10000201000002490000001FEB9727E274AD97BF.png" xlink:type="simple" xlink:show="embed" xlink:actuate="onLoad"/></draw:frame></text:p>
      <text:p text:style-name="P7"><text:span text:style-name="T4">Caso de teste 3.a: cálculo do seno de 0</text:span></text:p>
      <text:list xml:id="list191027711808419" text:continue-numbering="true" text:style-name="WWNum1">
        <text:list-item>
          <text:list>
            <text:list-item>
              <text:p text:style-name="P16">Cálculo do seno de 1.57</text:p>
            </text:list-item>
          </text:list>
        </text:list-item>
      </text:list>
      <text:p text:style-name="P19"><draw:frame draw:style-name="fr1" draw:name="image19.png" text:anchor-type="as-char" svg:width="6.2547in" svg:height="0.3228in" draw:z-index="0"><draw:image xlink:href="Pictures/10000201000002590000001F3B17D42E42B784AF.png" xlink:type="simple" xlink:show="embed" xlink:actuate="onLoad"/></draw:frame></text:p>
      <text:p text:style-name="P7"><text:span text:style-name="T4">Caso de teste 3.b: cálculo do seno de 1.57</text:span></text:p>
      <text:list xml:id="list191027107787019" text:continue-numbering="true" text:style-name="WWNum1">
        <text:list-item>
          <text:list>
            <text:list-item>
              <text:p text:style-name="P16">Cálculo do arco seno de 0 (zero)</text:p>
            </text:list-item>
            <text:list-item>
              <text:p text:style-name="P16">Cálculo do arco seno de 0.999</text:p>
            </text:list-item>
            <text:list-item>
              <text:p text:style-name="P16">Opção de cálculo inválida</text:p>
            </text:list-item>
          </text:list>
        </text:list-item>
      </text:list>
      <text:p text:style-name="P18"><text:soft-page-break/><draw:frame draw:style-name="fr1" draw:name="image17.png" text:anchor-type="as-char" svg:width="6.0626in" svg:height="0.4583in" draw:z-index="0"><draw:image xlink:href="Pictures/10000201000002460000002C16855B73AE0C2E1E.png" xlink:type="simple" xlink:show="embed" xlink:actuate="onLoad"/></draw:frame></text:p>
      <text:p text:style-name="P7"><text:span text:style-name="T4">Caso de teste 3.e: opção de cálculo inválida</text:span></text:p>
      <text:list xml:id="list191027621150521" text:continue-numbering="true" text:style-name="WWNum1">
        <text:list-item>
          <text:list>
            <text:list-item>
              <text:p text:style-name="P16">Ângulo não informado</text:p>
            </text:list-item>
          </text:list>
        </text:list-item>
      </text:list>
      <text:p text:style-name="P18"><draw:frame draw:style-name="fr1" draw:name="image28.png" text:anchor-type="as-char" svg:width="5.9689in" svg:height="0.302in" draw:z-index="0"><draw:image xlink:href="Pictures/100002010000023D0000001D9C4C147312B1A31C.png" xlink:type="simple" xlink:show="embed" xlink:actuate="onLoad"/></draw:frame></text:p>
      <text:p text:style-name="P7"><text:span text:style-name="T4">Caso de teste 3.f: ângulo não informado</text:span></text:p>
      <text:list xml:id="list191026524926391" text:continue-numbering="true" text:style-name="WWNum1">
        <text:list-item>
          <text:list>
            <text:list-item>
              <text:p text:style-name="P16">Caracter informado no lugar do ângulo</text:p>
            </text:list-item>
          </text:list>
        </text:list-item>
      </text:list>
      <text:p text:style-name="P18"><draw:frame draw:style-name="fr1" draw:name="image30.png" text:anchor-type="as-char" svg:width="5.9689in" svg:height="0.302in" draw:z-index="0"><draw:image xlink:href="Pictures/100002010000023D0000001DFDCC4D2EE25D3C2D.png" xlink:type="simple" xlink:show="embed" xlink:actuate="onLoad"/></draw:frame></text:p>
      <text:p text:style-name="P7"><text:span text:style-name="T4">Caso de teste 3.g: caracter informado no lugar do ângulo</text:span></text:p>
      <text:p text:style-name="P21"><text:bookmark text:name="_io43dl5xj0mv"/></text:p>
      <text:p text:style-name="P21"><text:bookmark text:name="_gygodme6pas2"/>Respostas das questões</text:p>
      <text:list xml:id="list8620027531420587518" text:style-name="WWNum4">
        <text:list-item>
          <text:p text:style-name="P12"><text:span text:style-name="T2">Em relação ao programa que contempla os itens a) e b), quais foram as alterações de códigos-fonte necessárias para a solução (se houverem)?</text:span></text:p>
        </text:list-item>
      </text:list>
      <text:p text:style-name="P6"><text:tab/>Não houve nenhuma alteração nos códigos-fonte. A única alteração necessária foi no makefile. A diferença entre o makefile de cada item é que no item <text:span text:style-name="T3">a</text:span> é necessário gerar o arquivo libseno.a, feito com o comando </text:p>
      <text:p text:style-name="P7"><text:span text:style-name="T3">ar cr libseno.a libseno.o</text:span></text:p>
      <text:p text:style-name="P6">e no item <text:span text:style-name="T3">b</text:span> é necessário gerar o arquivo libseno.so, feito com o comando</text:p>
      <text:p text:style-name="P7"><text:span text:style-name="T3">gcc -fPIC -o libseno.o -c libseno.c</text:span></text:p>
      <text:p text:style-name="P9"/>
      <text:list xml:id="list191026672659851" text:continue-numbering="true" text:style-name="WWNum4">
        <text:list-item>
          <text:p text:style-name="P12"><text:span text:style-name="T2">Dados os conhecimentos adquiridos em função desse trabalho, indique vantagens e problemas decorrentes da utilização de bibliotecas dinâmicas.</text:span></text:p>
        </text:list-item>
      </text:list>
      <text:p text:style-name="P6"><text:tab/>As vantagens são um uso menor memória para armazenamento do programa e facilidade para atualizar uma biblioteca (pois não é necessário compilar todos os arquivos novamente, somente a biblioteca atualizada).</text:p>
      <text:p text:style-name="P6"><text:tab/>A principal desvantagem está relacionada à essa facilidade de atualizar as bibliotecas, pois muitos arquivos podem depender de uma determinada biblioteca e se essa for atualizada pode quebrar algum deles. Outra desvantagem é se você não sabe onde o programa será instalado, já que, na compilação dos arquivos, essas bibliotecas são buscadas nas pastas padrões do sistema.</text:p>
      <text:p text:style-name="P6"/>
      <text:list xml:id="list191026956000414" text:continue-numbering="true" text:style-name="WWNum4">
        <text:list-item>
          <text:p text:style-name="P12"><text:span text:style-name="T2">Em relação às dependências do binário das aplicações criadas como soluções aos itens anteriores (a, b e c):</text:span></text:p>
          <text:list>
            <text:list-item>
              <text:p text:style-name="P17"><text:span text:style-name="T2">Quais são as dependências necessárias para a execução da aplicação? (Uma resposta para cada item).</text:span></text:p>
            </text:list-item>
          </text:list>
        </text:list-item>
      </text:list>
      <text:p text:style-name="P18"><text:tab/>Para a biblioteca estática são necessárias linux-vdso.so.1, libc.so.6 e ld-linux-x86-64.so.2. Para a biblioteca dinâmica são necessárias as mesmas com acréscimo da libseno.so. E para a carga sobre demanda são necessárias linux-vdso.so.1, libdl.so.2, libc.so.6 e ld-linux-x86-64.so.2.</text:p>
      <text:p text:style-name="P18"/>
      <text:list xml:id="list191027306285271" text:continue-numbering="true" text:style-name="WWNum4">
        <text:list-item>
          <text:list>
            <text:list-item>
              <text:p text:style-name="P17"><text:span text:style-name="T2">Em relação ao posicionamento em memória, entre as instanciações da sua aplicação houve alguma alteração de endereçamento das dependências na memória?</text:span></text:p>
            </text:list-item>
          </text:list>
        </text:list-item>
      </text:list>
      <text:p text:style-name="P18"><text:tab/>Houve, por exemplo, a linux-vdso.so.1 é armazenada em 0x00007f7bbe0a8000 para a biblioteca estática, em 0x00007fff45eb8000 para a dinâmica e em 0x00007ffea235b000 para a carga sobre deman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/>
    </style:default-style>
    <style:default-style style:family="paragraph">
      <style:paragraph-properties fo:margin-left="0.5in" fo:margin-right="0in" fo:margin-top="0in" fo:margin-bottom="0in" loext:contextual-spacing="true" fo:line-height="150%" fo:text-align="justify" style:justify-single-word="false" fo:keep-together="auto" fo:orphans="2" fo:widows="2" fo:hyphenation-ladder-count="no-limit" fo:text-indent="-0.25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50%" fo:text-align="justify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in" loext:contextual-spacing="true" fo:line-height="150%" fo:text-align="justify" style:justify-single-word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 fo:font-weight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5" meta:object-count="0" meta:page-count="4" meta:paragraph-count="92" meta:word-count="835" meta:character-count="4891" meta:non-whitespace-character-count="4148"/>
    <meta:generator>LibreOfficeDev/5.1.0.3$Linux_X86_64 LibreOffice_project/</meta:generator>
  </office:meta>
</office:document-meta>
</file>